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block-font-family" svg:font-family="'var block-font-family'"/>
    <style:font-face style:name="var code-font-family" svg:font-family="'var code-font-family'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officeooo:rsid="00d30fe1" officeooo:paragraph-rsid="00d30fe1"/>
    </style:style>
    <style:style style:name="P7" style:family="paragraph" style:parent-style-name="Text_20_body">
      <style:text-properties officeooo:rsid="00ce0ad0" officeooo:paragraph-rsid="00ce0ad0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Destacado_20_no_20_sumario">
      <style:text-properties officeooo:paragraph-rsid="01051dfe"/>
    </style:style>
    <style:style style:name="P13" style:family="paragraph" style:parent-style-name="Heading_20_1">
      <style:paragraph-properties fo:break-before="page"/>
      <style:text-properties fo:language="es" fo:country="ES"/>
    </style:style>
    <style:style style:name="P14" style:family="paragraph" style:parent-style-name="Heading_20_2">
      <style:text-properties officeooo:rsid="00d30fe1" officeooo:paragraph-rsid="00d30fe1"/>
    </style:style>
    <style:style style:name="P15" style:family="paragraph" style:parent-style-name="Heading_20_2">
      <style:text-properties officeooo:rsid="00d30fe1" officeooo:paragraph-rsid="01033a0d"/>
    </style:style>
    <style:style style:name="P16" style:family="paragraph" style:parent-style-name="Heading_20_2">
      <style:text-properties officeooo:rsid="00d30fe1" officeooo:paragraph-rsid="01069c01"/>
    </style:style>
    <style:style style:name="P17" style:family="paragraph" style:parent-style-name="Heading_20_3">
      <style:text-properties officeooo:paragraph-rsid="01051dfe"/>
    </style:style>
    <style:style style:name="P18" style:family="paragraph" style:parent-style-name="Heading_20_3">
      <style:text-properties officeooo:rsid="01069c01" officeooo:paragraph-rsid="01069c01"/>
    </style:style>
    <style:style style:name="P19" style:family="paragraph" style:parent-style-name="Heading_20_3">
      <style:text-properties officeooo:paragraph-rsid="01078c2f"/>
    </style:style>
    <style:style style:name="P20" style:family="paragraph" style:parent-style-name="Text_20_body" style:list-style-name="L1">
      <style:text-properties fo:font-style="normal" officeooo:rsid="00ce0ad0" officeooo:paragraph-rsid="00d29876" style:font-style-asian="normal" style:font-style-complex="normal"/>
    </style:style>
    <style:style style:name="P21" style:family="paragraph" style:parent-style-name="Text_20_body" style:list-style-name="L2">
      <style:text-properties officeooo:paragraph-rsid="00d7ee12"/>
    </style:style>
    <style:style style:name="P22" style:family="paragraph" style:parent-style-name="Text_20_body" style:list-style-name="L2">
      <style:text-properties officeooo:paragraph-rsid="010180e8"/>
    </style:style>
    <style:style style:name="P23" style:family="paragraph" style:parent-style-name="Text_20_body" style:list-style-name="L2">
      <style:text-properties officeooo:rsid="00d29876" officeooo:paragraph-rsid="00d7ee12"/>
    </style:style>
    <style:style style:name="P24" style:family="paragraph" style:parent-style-name="Text_20_body" style:list-style-name="L2">
      <style:text-properties officeooo:rsid="00d29876" officeooo:paragraph-rsid="01051dfe"/>
    </style:style>
    <style:style style:name="P25" style:family="paragraph" style:parent-style-name="Text_20_body">
      <style:text-properties officeooo:rsid="00d30fe1" officeooo:paragraph-rsid="00d30fe1"/>
    </style:style>
    <style:style style:name="P26" style:family="paragraph" style:parent-style-name="Text_20_body">
      <style:text-properties officeooo:rsid="00d30fe1" officeooo:paragraph-rsid="01033a0d"/>
    </style:style>
    <style:style style:name="P27" style:family="paragraph" style:parent-style-name="Text_20_body">
      <style:text-properties officeooo:rsid="00d30fe1" officeooo:paragraph-rsid="01069c01"/>
    </style:style>
    <style:style style:name="P28" style:family="paragraph" style:parent-style-name="Text_20_body">
      <style:text-properties officeooo:rsid="00f75f4c" officeooo:paragraph-rsid="00f75f4c"/>
    </style:style>
    <style:style style:name="P29" style:family="paragraph" style:parent-style-name="Text_20_body" style:list-style-name="L10">
      <style:text-properties officeooo:rsid="00f75f4c" officeooo:paragraph-rsid="00f75f4c"/>
    </style:style>
    <style:style style:name="P30" style:family="paragraph" style:parent-style-name="Text_20_body" style:list-style-name="L10">
      <style:text-properties officeooo:rsid="00f75f4c" officeooo:paragraph-rsid="01033a0d"/>
    </style:style>
    <style:style style:name="P31" style:family="paragraph" style:parent-style-name="Text_20_body">
      <style:text-properties officeooo:rsid="00f75f4c" officeooo:paragraph-rsid="01033a0d"/>
    </style:style>
    <style:style style:name="P32" style:family="paragraph" style:parent-style-name="Text_20_body" style:list-style-name="L10">
      <style:text-properties officeooo:rsid="00f88668" officeooo:paragraph-rsid="00f88668"/>
    </style:style>
    <style:style style:name="P33" style:family="paragraph" style:parent-style-name="Text_20_body" style:list-style-name="L11">
      <style:text-properties officeooo:paragraph-rsid="00f9da6b"/>
    </style:style>
    <style:style style:name="P34" style:family="paragraph" style:parent-style-name="Text_20_body">
      <style:text-properties officeooo:paragraph-rsid="00d7ee12"/>
    </style:style>
    <style:style style:name="P35" style:family="paragraph" style:parent-style-name="Text_20_body" style:list-style-name="L10">
      <style:text-properties officeooo:rsid="01033a0d" officeooo:paragraph-rsid="01033a0d"/>
    </style:style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3">
      <style:text-properties officeooo:paragraph-rsid="01051dfe"/>
    </style:style>
    <style:style style:name="P39" style:family="paragraph" style:parent-style-name="Text_20_body">
      <style:text-properties style:text-underline-style="none"/>
    </style:style>
    <style:style style:name="P40" style:family="paragraph" style:parent-style-name="Text_20_body" style:list-style-name="L14">
      <style:text-properties officeooo:paragraph-rsid="01069c01"/>
    </style:style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P44" style:family="paragraph" style:parent-style-name="Text_20_body" style:list-style-name="L18"/>
    <style:style style:name="P45" style:family="paragraph" style:parent-style-name="Text_20_body" style:list-style-name="L19"/>
    <style:style style:name="P46" style:family="paragraph" style:parent-style-name="Text_20_body">
      <style:text-properties officeooo:paragraph-rsid="01078c2f"/>
    </style:style>
    <style:style style:name="T1" style:family="text">
      <style:text-properties officeooo:rsid="0030dd01"/>
    </style:style>
    <style:style style:name="T2" style:family="text">
      <style:text-properties officeooo:rsid="00bc0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f9da6b" style:font-weight-asian="bold" style:font-weight-complex="bold"/>
    </style:style>
    <style:style style:name="T6" style:family="text">
      <style:text-properties officeooo:rsid="0071929a"/>
    </style:style>
    <style:style style:name="T7" style:family="text">
      <style:text-properties officeooo:rsid="00738963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d97b8e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fbf0a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d9eb36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100d4f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d97b8e" style:font-style-asian="normal" style:font-style-complex="normal"/>
    </style:style>
    <style:style style:name="T15" style:family="text">
      <style:text-properties fo:font-style="normal" officeooo:rsid="00d9eb36" style:font-style-asian="normal" style:font-style-complex="normal"/>
    </style:style>
    <style:style style:name="T16" style:family="text">
      <style:text-properties fo:font-style="normal" officeooo:rsid="00fbf0ad" style:font-style-asian="normal" style:font-style-complex="normal"/>
    </style:style>
    <style:style style:name="T17" style:family="text">
      <style:text-properties fo:font-style="normal" officeooo:rsid="00fdb0dc" style:font-style-asian="normal" style:font-style-complex="normal"/>
    </style:style>
    <style:style style:name="T18" style:family="text">
      <style:text-properties fo:font-style="normal" officeooo:rsid="00ff1030" style:font-style-asian="normal" style:font-style-complex="normal"/>
    </style:style>
    <style:style style:name="T19" style:family="text">
      <style:text-properties fo:font-style="normal" officeooo:rsid="00ff3e6a" style:font-style-asian="normal" style:font-style-complex="normal"/>
    </style:style>
    <style:style style:name="T20" style:family="text">
      <style:text-properties fo:font-style="normal" officeooo:rsid="0100d4fd" style:font-style-asian="normal" style:font-style-complex="normal"/>
    </style:style>
    <style:style style:name="T21" style:family="text">
      <style:text-properties fo:font-style="normal" officeooo:rsid="010180e8" style:font-style-asian="normal" style:font-style-complex="normal"/>
    </style:style>
    <style:style style:name="T22" style:family="text">
      <style:text-properties fo:font-style="normal" officeooo:rsid="0101c17a" style:font-style-asian="normal" style:font-style-complex="normal"/>
    </style:style>
    <style:style style:name="T23" style:family="text">
      <style:text-properties fo:font-style="normal" officeooo:rsid="00f6741f" style:font-style-asian="normal" style:font-style-complex="normal"/>
    </style:style>
    <style:style style:name="T24" style:family="text">
      <style:text-properties fo:font-style="normal" officeooo:rsid="01033a0d" style:font-style-asian="normal" style:font-style-complex="normal"/>
    </style:style>
    <style:style style:name="T25" style:family="text">
      <style:text-properties fo:font-style="normal" officeooo:rsid="01051dfe" style:font-style-asian="normal" style:font-style-complex="normal"/>
    </style:style>
    <style:style style:name="T26" style:family="text">
      <style:text-properties fo:font-style="normal" officeooo:rsid="01069c01" style:font-style-asian="normal" style:font-style-complex="normal"/>
    </style:style>
    <style:style style:name="T27" style:family="text">
      <style:text-properties fo:font-style="normal" officeooo:rsid="01078c2f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fdb0dc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ff103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ff3e6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00d4f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d9eb3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0180e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01c17a" style:font-style-asian="normal" style:font-weight-asian="normal" style:font-style-complex="normal" style:font-weight-complex="normal"/>
    </style:style>
    <style:style style:name="T36" style:family="text">
      <style:text-properties officeooo:rsid="00cb482e"/>
    </style:style>
    <style:style style:name="T37" style:family="text">
      <style:text-properties officeooo:rsid="00ce0ad0"/>
    </style:style>
    <style:style style:name="T38" style:family="text">
      <style:text-properties fo:language="es" fo:country="ES"/>
    </style:style>
    <style:style style:name="T39" style:family="text">
      <style:text-properties fo:language="es" fo:country="ES" officeooo:rsid="00ce0ad0"/>
    </style:style>
    <style:style style:name="T40" style:family="text">
      <style:text-properties fo:language="es" fo:country="ES"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fbf0ad" style:font-style-asian="italic" style:font-style-complex="italic"/>
    </style:style>
    <style:style style:name="T43" style:family="text">
      <style:text-properties fo:font-style="italic" officeooo:rsid="00d9eb36" style:font-style-asian="italic" style:font-style-complex="italic"/>
    </style:style>
    <style:style style:name="T44" style:family="text">
      <style:text-properties fo:font-style="italic" officeooo:rsid="01051dfe" style:font-style-asian="italic" style:font-style-complex="italic"/>
    </style:style>
    <style:style style:name="T45" style:family="text">
      <style:text-properties fo:font-style="italic" officeooo:rsid="01078c2f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f9daac"/>
    </style:style>
    <style:style style:name="T49" style:family="text">
      <style:text-properties officeooo:rsid="00f56cb3"/>
    </style:style>
    <style:style style:name="T50" style:family="text">
      <style:text-properties officeooo:rsid="00f6741f"/>
    </style:style>
    <style:style style:name="T51" style:family="text">
      <style:text-properties officeooo:rsid="00f75f4c"/>
    </style:style>
    <style:style style:name="T52" style:family="text">
      <style:text-properties officeooo:rsid="00f88668"/>
    </style:style>
    <style:style style:name="T53" style:family="text">
      <style:text-properties officeooo:rsid="00f9da6b"/>
    </style:style>
    <style:style style:name="T54" style:family="text">
      <style:text-properties officeooo:rsid="00f9daac"/>
    </style:style>
    <style:style style:name="T55" style:family="text">
      <style:text-properties officeooo:rsid="00fbf0ad"/>
    </style:style>
    <style:style style:name="T56" style:family="text">
      <style:text-properties officeooo:rsid="0100d4fd"/>
    </style:style>
    <style:style style:name="T57" style:family="text">
      <style:text-properties officeooo:rsid="01033a0d"/>
    </style:style>
    <style:style style:name="T58" style:family="text">
      <style:text-properties officeooo:rsid="01051dfe"/>
    </style:style>
    <style:style style:name="T59" style:family="text">
      <style:text-properties officeooo:rsid="01069c01"/>
    </style:style>
    <style:style style:name="T60" style:family="text">
      <style:text-properties officeooo:rsid="01078c2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36">Red </text:span>Reto <text:span text:style-name="T49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6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Sumario</text:p>
          </text:index-title>
          <text:p text:style-name="P8"><text:a xlink:type="simple" xlink:href="#__RefHeading___Toc836_2601721642" text:style-name="Index_20_Link" text:visited-style-name="Index_20_Link">A – Estudiar clases<text:tab/>3</text:a></text:p>
          <text:p text:style-name="P9"><text:a xlink:type="simple" xlink:href="#__RefHeading___Toc774_2935577233" text:style-name="Index_20_Link" text:visited-style-name="Index_20_Link">A.1 Objetivo<text:tab/>3</text:a></text:p>
          <text:p text:style-name="P9"><text:a xlink:type="simple" xlink:href="#__RefHeading___Toc611_4230470922" text:style-name="Index_20_Link" text:visited-style-name="Index_20_Link">A.2 Socket<text:tab/>3</text:a></text:p>
          <text:p text:style-name="P10"><text:a xlink:type="simple" xlink:href="#__RefHeading___Toc811_391211046" text:style-name="Index_20_Link" text:visited-style-name="Index_20_Link">Métodos estáticos<text:tab/>3</text:a></text:p>
          <text:p text:style-name="P10"><text:a xlink:type="simple" xlink:href="#__RefHeading___Toc813_391211046" text:style-name="Index_20_Link" text:visited-style-name="Index_20_Link"><text:span text:style-name="T13">M</text:span><text:span text:style-name="T13">étodos de instancia</text:span><text:tab/>3</text:a></text:p>
        </text:index-body>
      </text:table-of-content>
      <text:p text:style-name="P5"/>
      <text:h text:style-name="P13" text:outline-level="1" text:is-list-header="true"><text:bookmark-start text:name="__RefHeading___Toc836_2601721642"/><text:span text:style-name="T7">A</text:span> – <text:span text:style-name="T37">Estudiar clases</text:span><text:bookmark-end text:name="__RefHeading___Toc836_2601721642"/></text:h>
      <text:h text:style-name="Heading_20_2" text:outline-level="2" text:is-list-header="true"><text:bookmark-start text:name="__RefHeading___Toc774_2935577233"/><text:span text:style-name="T39">A</text:span><text:span text:style-name="T38">.1 </text:span><text:span text:style-name="T39">Objetivo</text:span><text:bookmark-end text:name="__RefHeading___Toc774_2935577233"/></text:h>
      <text:p text:style-name="P7"><text:span text:style-name="T38">Estudio de ciertas clases del paquete </text:span><text:span text:style-name="T40">java.net :</text:span></text:p>
      <text:list xml:id="list862708206" text:style-name="L1">
        <text:list-item>
          <text:p text:style-name="P20"><text:s/>Socket</text:p>
        </text:list-item>
        <text:list-item>
          <text:p text:style-name="P20"><text:s/>ServerSocket</text:p>
        </text:list-item>
        <text:list-item>
          <text:p text:style-name="P20"><text:s/>InputStream y wrappers: BufferedInputStream, ByteArrayInputStream, DataInputStream FilterInputStream, OutputStream, PushbackInputStream</text:p>
        </text:list-item>
        <text:list-item>
          <text:p text:style-name="P20"><text:s/>OutputStream y wrappers: BufferedOutputStream, ByteArrayOutputStream, <text:s/><text:span text:style-name="T47">DataOutputStream, FilterOutputStream</text:span></text:p>
        </text:list-item>
      </text:list>
      <text:h text:style-name="P14" text:outline-level="2" text:is-list-header="true"><text:bookmark-start text:name="__RefHeading___Toc611_4230470922"/>A.2 <text:span text:style-name="T50">Socket</text:span><text:bookmark-end text:name="__RefHeading___Toc611_4230470922"/></text:h>
      <text:p text:style-name="P6">Información obtenida de:</text:p>
      <text:p text:style-name="P6"><text:a xlink:type="simple" xlink:href="https://docs.oracle.com/en/java/javase/21/docs/api/java.base/java/net/Socket.html" text:style-name="Internet_20_link" text:visited-style-name="Visited_20_Internet_20_Link">https://docs.oracle.com/en/java/javase/21/docs/api/java.base/java/net/Socket.html</text:a></text:p>
      <text:p text:style-name="P6"><text:span text:style-name="T50">Es una implementación de un socket de cliente como </text:span><text:span text:style-name="T51">punto de comunicación entre dos máquinas.</text:span></text:p>
      <text:p text:style-name="P28">Tiene las siguientes opciones que se pueden establecer y obtener con las funciones <text:span text:style-name="T41">setOption</text:span><text:span text:style-name="T8"> </text:span><text:span text:style-name="T28">y</text:span><text:span text:style-name="T46"> getOption</text:span>:</text:p>
      <text:list xml:id="list4054064446" text:style-name="L10">
        <text:list-item>
          <text:p text:style-name="P29">SO_SNDBUF: Tamaño del buffer de envío.</text:p>
        </text:list-item>
        <text:list-item>
          <text:p text:style-name="P29">SO_RCVBUF: Tamaño del buffer de recepción.</text:p>
        </text:list-item>
        <text:list-item>
          <text:p text:style-name="P29">SO_KEEPALIVE: Mantener la conexión viva <text:span text:style-name="T52">(el SO mantendrá viva la conexión viva aun cuando esté en reposo)</text:span></text:p>
        </text:list-item>
        <text:list-item>
          <text:p text:style-name="P32">SO_REUSEADDRE: Si se reusa la dirección(permitir varios programas a usar el puerto).</text:p>
        </text:list-item>
        <text:list-item>
          <text:p text:style-name="P32">SO_LINGER: Cuando se cierra el socket esperará los segundos especificados si quedan datos por enviar. Una vez pasados esos segundos se cerrará aunque queden datos por enviar.</text:p>
        </text:list-item>
        <text:list-item>
          <text:p text:style-name="P32">TCP_NODELAY: <text:span text:style-name="T53">Activa/d</text:span>esactiva el algoritmo Nagle. <text:span text:style-name="T53">Este algoritmo junta segmentos cortos para mayor eficiencia.</text:span></text:p>
        </text:list-item>
      </text:list>
      <text:h text:style-name="Heading_20_3" text:outline-level="3" text:is-list-header="true">Constructores</text:h>
      <text:list xml:id="list2726748060" text:style-name="L11">
        <text:list-item>
          <text:p text:style-name="P33"><text:span text:style-name="T3">Socket(): </text:span>Crea <text:span text:style-name="T54">un socket sin conectarlo</text:span>.</text:p>
        </text:list-item>
        <text:list-item>
          <text:p text:style-name="P33"><text:span text:style-name="T3">Socket(String host, int port):</text:span> <text:span text:style-name="T54">Crea un socket y lo conecta a la direccion y puerto especificados</text:span>.</text:p>
        </text:list-item>
        <text:list-item>
          <text:p text:style-name="P33"><text:span text:style-name="T3">Socket(String host, int port, boolean stream):</text:span> Depreca<text:span text:style-name="T54">do</text:span>. <text:span text:style-name="T54">Usa DatagramSocket para transporete UDP.</text:span></text:p>
        </text:list-item>
        <text:list-item>
          <text:p text:style-name="P33"><text:soft-page-break/><text:span text:style-name="T3">Socket(String host, int port, InetAddress localAddr, int localPort):</text:span> <text:span text:style-name="T54">Crea un socket y lo conecta con el host remoto en el puerto remoto especificados</text:span>.</text:p>
        </text:list-item>
        <text:list-item>
          <text:p text:style-name="P33"><text:span text:style-name="T3">Socket(InetAddress address, int port):</text:span> <text:span text:style-name="T54">Crea un socket y lo contecta al puerto e IP especificados</text:span>. </text:p>
        </text:list-item>
        <text:list-item>
          <text:p text:style-name="P33"><text:span text:style-name="T3">Socket(InetAddress host, int port, boolean stream):</text:span> Depreca<text:span text:style-name="T54">do</text:span>. Us<text:span text:style-name="T54">a</text:span> DatagramSocket <text:span text:style-name="T54">para </text:span><text:span text:style-name="T48">transporte</text:span><text:span text:style-name="T54"> </text:span>UDP.</text:p>
        </text:list-item>
        <text:list-item>
          <text:p text:style-name="P33"><text:span text:style-name="T3">Socket(InetAddress address, int port, InetAddress localAddr, int localPort):</text:span> <text:span text:style-name="T55">Crea un socket y lo conecta con la direccion remota y puerto remoto especificados</text:span>.</text:p>
        </text:list-item>
        <text:list-item>
          <text:p text:style-name="P33"><text:span text:style-name="T3">Socket(Proxy proxy):</text:span> Creates <text:span text:style-name="T55">un socket sin conectarlo especificando el tipo de proxy, si hay, que debería usarse.</text:span></text:p>
        </text:list-item>
        <text:list-item>
          <text:p text:style-name="P33"><text:span text:style-name="T5">p</text:span><text:span text:style-name="T3">rotected Socket(SocketImpl impl):</text:span> Crea <text:span text:style-name="T55">un socket no conectado usando una implementacion especifica de </text:span><text:span text:style-name="T42">SocketImpl</text:span>.</text:p>
        </text:list-item>
      </text:list>
      <text:h text:style-name="Heading_20_3" text:outline-level="3" text:is-list-header="true"><text:bookmark-start text:name="__RefHeading___Toc811_391211046"/>Métodos estáticos<text:bookmark-end text:name="__RefHeading___Toc811_391211046"/></text:h>
      <text:p text:style-name="Destacado_20_no_20_sumario"/>
      <text:list xml:id="list2635333016" text:style-name="L2">
        <text:list-item>
          <text:p text:style-name="P23"><text:span text:style-name="T9">setSocketImplFactory(SocketImplFactory fac): </text:span><text:span text:style-name="T14">Depreca</text:span><text:span text:style-name="T16">do. </text:span><text:span text:style-name="T14">Us</text:span><text:span text:style-name="T16">a</text:span><text:span text:style-name="T14"> </text:span><text:span text:style-name="T16">un</text:span><text:span text:style-name="T14"> SocketFactory </text:span><text:span text:style-name="T16">espeficado por el usuario</text:span><text:span text:style-name="T14">.</text:span></text:p>
        </text:list-item>
      </text:list>
      <text:h text:style-name="Heading_20_3" text:outline-level="3" text:is-list-header="true"><text:bookmark-start text:name="__RefHeading___Toc813_391211046"/><text:span text:style-name="T14">M</text:span><text:span text:style-name="T13">étodos de instancia</text:span><text:bookmark-end text:name="__RefHeading___Toc813_391211046"/></text:h>
      <text:list xml:id="list150316149278084" text:continue-numbering="true" text:style-name="L2">
        <text:list-item>
          <text:p text:style-name="P21"><text:span text:style-name="T10">v</text:span><text:span text:style-name="T11">oid bind(SocketAddress bindpoint): </text:span><text:span text:style-name="T29">Asocia el socket a la direccion local.</text:span></text:p>
        </text:list-item>
        <text:list-item>
          <text:p text:style-name="P21"><text:span text:style-name="T10">v</text:span><text:span text:style-name="T11">oid close():</text:span><text:span text:style-name="T15"> </text:span><text:span text:style-name="T17">Cierra el socket</text:span><text:span text:style-name="T15">.</text:span></text:p>
        </text:list-item>
        <text:list-item>
          <text:p text:style-name="P21"><text:span text:style-name="T11">Void connect(SocketAddress endpoint):</text:span><text:span text:style-name="T15"> </text:span><text:span text:style-name="T17">Conecta el socet al servidor</text:span><text:span text:style-name="T15">.</text:span></text:p>
        </text:list-item>
        <text:list-item>
          <text:p text:style-name="P21"><text:span text:style-name="T11">Void connect(SocketAddress endpoint, int timeout):</text:span><text:span text:style-name="T15"> </text:span><text:span text:style-name="T17">Conecta el socket al servidor con un tiempo de espera limite (0 es infinito).</text:span></text:p>
        </text:list-item>
        <text:list-item>
          <text:p text:style-name="P21"><text:span text:style-name="T11">SocketChannel getChannel():</text:span><text:span text:style-name="T15"> </text:span><text:span text:style-name="T18">Devuelve el </text:span><text:span text:style-name="T43">SocketChannel </text:span><text:span text:style-name="T18">asociado con el socket, si hay.</text:span></text:p>
        </text:list-item>
        <text:list-item>
          <text:p text:style-name="P21"><text:span text:style-name="T11">InetAddress getInetAddress(): </text:span><text:span text:style-name="T30">Devuelve la direccion a la que el socket está conectado</text:span><text:span text:style-name="T15">.</text:span></text:p>
        </text:list-item>
        <text:list-item>
          <text:p text:style-name="P21"><text:span text:style-name="T11">InputStream getInputStream():</text:span><text:span text:style-name="T15"> </text:span><text:span text:style-name="T19">Devuelve el input stream del socket</text:span><text:span text:style-name="T15">.</text:span></text:p>
        </text:list-item>
        <text:list-item>
          <text:p text:style-name="P21"><text:span text:style-name="T11">Boolean getKeepAlive(): </text:span><text:span text:style-name="T31">True si</text:span><text:span text:style-name="T15"> SO_KEEPALIVE </text:span><text:span text:style-name="T19">está habilitado</text:span><text:span text:style-name="T15">.</text:span></text:p>
        </text:list-item>
        <text:list-item>
          <text:p text:style-name="P21"><text:span text:style-name="T11">InetAddress getLocalAddress():</text:span><text:span text:style-name="T15"> </text:span><text:span text:style-name="T19">Devuelve la direción local a la que el socket está asociado.</text:span></text:p>
        </text:list-item>
        <text:list-item>
          <text:p text:style-name="P21"><text:span text:style-name="T11">Int getLocalPort():</text:span><text:span text:style-name="T15"> </text:span><text:span text:style-name="T19">Devuelve el puerto local al que el socket está asociado.</text:span></text:p>
        </text:list-item>
        <text:list-item>
          <text:p text:style-name="P21"><text:span text:style-name="T11">SocketAddress getLocalSocketAddress(): </text:span><text:span text:style-name="T31">Devuelve la dirección del endpoint al que el socket está asociado (local)</text:span><text:span text:style-name="T15">.</text:span></text:p>
        </text:list-item>
        <text:list-item>
          <text:p text:style-name="P21"><text:span text:style-name="T11">Boolean getOOBInline(): </text:span><text:span text:style-name="T31">True si</text:span><text:span text:style-name="T15"> SO_OOBINLINE </text:span><text:span text:style-name="T19">está habilitado</text:span><text:span text:style-name="T15">.</text:span></text:p>
        </text:list-item>
        <text:list-item>
          <text:p text:style-name="P21"><text:span text:style-name="T15">&lt;</text:span><text:span text:style-name="T11">T&gt; T getOption(SocketOption&lt;T&gt; name): </text:span><text:span text:style-name="T31">Devuelve el valor de una opcion del socket.</text:span></text:p>
        </text:list-item>
        <text:list-item>
          <text:p text:style-name="P21"><text:soft-page-break/><text:span text:style-name="T11">OutputStream getOutputStream(): </text:span><text:span text:style-name="T31">Devuelve el ouput stream del socket.</text:span></text:p>
        </text:list-item>
        <text:list-item>
          <text:p text:style-name="P21"><text:span text:style-name="T11">Int getPort(): </text:span><text:span text:style-name="T31">Devuelve el puerto remoto al que está conectado.</text:span></text:p>
        </text:list-item>
        <text:list-item>
          <text:p text:style-name="P21"><text:span text:style-name="T11">Int getReceiveBufferSize(): </text:span><text:span text:style-name="T31">Devuelve el valor de la opción </text:span><text:span text:style-name="T15">SO_RCVBUF. </text:span><text:span text:style-name="T19">(Tamaño del buffer de recepción)</text:span><text:span text:style-name="T15">.</text:span></text:p>
        </text:list-item>
        <text:list-item>
          <text:p text:style-name="P21"><text:span text:style-name="T11">SocketAddress getRemoteSocketAddress():</text:span><text:span text:style-name="T15"> </text:span><text:span text:style-name="T19">Devuelve la dirección del endpoint al que el socket está conectado o null si no está conectado(remoto).</text:span></text:p>
        </text:list-item>
        <text:list-item>
          <text:p text:style-name="P21"><text:span text:style-name="T11">Boolean getReuseAddress():</text:span><text:span text:style-name="T15"> </text:span><text:span text:style-name="T19">True si la opción</text:span><text:span text:style-name="T15"> SO_REUSEADDR </text:span><text:span text:style-name="T19">está habilitada</text:span><text:span text:style-name="T15">.</text:span></text:p>
        </text:list-item>
        <text:list-item>
          <text:p text:style-name="P21"><text:span text:style-name="T11">Int getSendBufferSize():</text:span><text:span text:style-name="T15"> </text:span><text:span text:style-name="T19">Devuelve el valor de</text:span><text:span text:style-name="T15"> </text:span><text:span text:style-name="T19">la opción </text:span><text:span text:style-name="T15">SO_SNDBUF </text:span><text:span text:style-name="T19">(Tamaño del buffer de envío).</text:span></text:p>
        </text:list-item>
        <text:list-item>
          <text:p text:style-name="P21"><text:span text:style-name="T11">Int getSoLinger(): </text:span><text:span text:style-name="T31">Devuelve el estado de </text:span><text:span text:style-name="T15">SO_LINGER.</text:span></text:p>
        </text:list-item>
        <text:list-item>
          <text:p text:style-name="P21"><text:span text:style-name="T11">Int getSoTimeout():</text:span><text:span text:style-name="T15"> </text:span><text:span text:style-name="T19">Devuelve el estado de </text:span><text:span text:style-name="T15">SO_TIMEOUT. 0 </text:span><text:span text:style-name="T19">significa que está deshabilitada la opción, o sea infinito</text:span></text:p>
        </text:list-item>
        <text:list-item>
          <text:p text:style-name="P21"><text:span text:style-name="T11">Boolean getTcpNoDelay():</text:span><text:span text:style-name="T15"> </text:span><text:span text:style-name="T19">True si </text:span><text:span text:style-name="T15">TCP_NODELAY </text:span><text:span text:style-name="T19">está habilitado</text:span><text:span text:style-name="T15">.</text:span></text:p>
        </text:list-item>
        <text:list-item>
          <text:p text:style-name="P21"><text:span text:style-name="T11">Int getTrafficClass():</text:span><text:span text:style-name="T15"> </text:span><text:span text:style-name="T19">Devuelve </text:span><text:span text:style-name="T20">el tipo de servicio en la cabecera IP de los paquetes enviados por este socket.</text:span></text:p>
        </text:list-item>
        <text:list-item>
          <text:p text:style-name="P21"><text:span text:style-name="T11">boolean isBound():</text:span><text:span text:style-name="T12"> </text:span><text:span text:style-name="T32">True si está asociado.</text:span></text:p>
        </text:list-item>
        <text:list-item>
          <text:p text:style-name="P21"><text:span text:style-name="T11">Boolean isClosed():</text:span><text:span text:style-name="T15"> </text:span><text:span text:style-name="T20">True si está cerrado</text:span></text:p>
        </text:list-item>
        <text:list-item>
          <text:p text:style-name="P21"><text:span text:style-name="T11">Boolean isConnected():</text:span><text:span text:style-name="T15"> <text:s/></text:span><text:span text:style-name="T20">True si está conectado.</text:span></text:p>
        </text:list-item>
        <text:list-item>
          <text:p text:style-name="P21"><text:span text:style-name="T11">Boolean isInputShutdown():</text:span><text:span text:style-name="T15"> </text:span><text:span text:style-name="T20">True si la entrada se ha cerrado</text:span><text:span text:style-name="T15">.</text:span></text:p>
        </text:list-item>
        <text:list-item>
          <text:p text:style-name="P21"><text:span text:style-name="T11">Boolean isOutputShutdown(): </text:span><text:span text:style-name="T32">True si la salida se ha cerrado.</text:span></text:p>
        </text:list-item>
        <text:list-item>
          <text:p text:style-name="P21"><text:span text:style-name="T11">Void sendUrgentData(int data):</text:span><text:span text:style-name="T33"> </text:span>Envía un <text:s/>byte <text:span text:style-name="T56">urgente</text:span><text:span text:style-name="T15">.</text:span></text:p>
        </text:list-item>
        <text:list-item>
          <text:p text:style-name="P21"><text:span text:style-name="T11">Void setKeepAlive(boolean on):</text:span><text:span text:style-name="T15"> </text:span><text:span text:style-name="T20">Habilita</text:span><text:span text:style-name="T15">/</text:span><text:span text:style-name="T20">deshabilita </text:span><text:span text:style-name="T15">SO_KEEPALIVE.</text:span></text:p>
        </text:list-item>
        <text:list-item>
          <text:p text:style-name="P21"><text:span text:style-name="T11">Void setOOBInline(boolean on): </text:span><text:span text:style-name="T33">Habilita/deshabilita </text:span><text:span text:style-name="T15">SO_OOBINLINE (</text:span><text:span text:style-name="T20">recepcion de datos urgentes</text:span><text:span text:style-name="T15">) </text:span><text:span text:style-name="T20">Por defecto deshabilitado.</text:span></text:p>
        </text:list-item>
        <text:list-item>
          <text:p text:style-name="P21"><text:span text:style-name="T11">&lt;T&gt; Socket setOption(SocketOption&lt;T&gt; name, T value):</text:span><text:span text:style-name="T15"> </text:span><text:span text:style-name="T20">Define el valor de una opción</text:span><text:span text:style-name="T15">.</text:span></text:p>
        </text:list-item>
        <text:list-item>
          <text:p text:style-name="P21"><text:span text:style-name="T11">Void setPerformancePreferences(int connectionTime, int latency, int bandwidth):</text:span><text:span text:style-name="T15"> </text:span><text:span text:style-name="T21">Define preferencias sobre rendimiento del socket.</text:span></text:p>
        </text:list-item>
        <text:list-item>
          <text:p text:style-name="P21"><text:span text:style-name="T11">Void setReceiveBufferSize(int size):</text:span><text:span text:style-name="T33"> </text:span>Define la opción<text:span text:style-name="T33"> </text:span><text:span text:style-name="T15">SO_RCVBUF.</text:span></text:p>
        </text:list-item>
        <text:list-item>
          <text:p text:style-name="P22"><text:span text:style-name="T11">Void setReuseAddress(boolean on):</text:span><text:span text:style-name="T15"> </text:span><text:span text:style-name="T20">Habilita</text:span><text:span text:style-name="T15">/</text:span><text:span text:style-name="T20">deshabilita </text:span><text:span text:style-name="T21">la opción</text:span><text:span text:style-name="T15"> SO_REUSEADDR.</text:span></text:p>
        </text:list-item>
        <text:list-item>
          <text:p text:style-name="P21"><text:span text:style-name="T11">Void setSendBufferSize(int size):</text:span><text:span text:style-name="T15"> </text:span><text:span text:style-name="T21">Define la opción </text:span><text:span text:style-name="T15">SO_SNDBUF.</text:span></text:p>
        </text:list-item>
        <text:list-item>
          <text:p text:style-name="P21"><text:span text:style-name="T11">Void setSoLinger(boolean on, int linger):</text:span><text:span text:style-name="T15"> Habilita/deshabilita SO_LINGER </text:span><text:span text:style-name="T21">con un valor especificado en segundos</text:span><text:span text:style-name="T15">.</text:span></text:p>
        </text:list-item>
        <text:list-item>
          <text:p text:style-name="P22"><text:soft-page-break/><text:span text:style-name="T11">Void setSoTimeout(int timeout): </text:span>Habilita/deshabilita la opción <text:span text:style-name="T15">SO_TIMEOUT </text:span><text:span text:style-name="T21">con un valor en milisegundos.</text:span></text:p>
        </text:list-item>
        <text:list-item>
          <text:p text:style-name="P21"><text:span text:style-name="T11">Void setTcpNoDelay(boolean on):</text:span><text:span text:style-name="T15"> Habilita/deshabilita TCP_NODELAY (</text:span><text:span text:style-name="T21">algoritmo N</text:span><text:span text:style-name="T15">agle).</text:span></text:p>
        </text:list-item>
        <text:list-item>
          <text:p text:style-name="P21"><text:span text:style-name="T11">Void setTrafficClass(int tc): </text:span><text:span text:style-name="T34">Define el tipo de servicio en la cabecera IP para los paquetes enviados por el socket.</text:span></text:p>
        </text:list-item>
        <text:list-item>
          <text:p text:style-name="P21"><text:span text:style-name="T11">Void shutdownInput():</text:span><text:span text:style-name="T15"> </text:span><text:span text:style-name="T21">Deshabilita el stream de recepción. Cualquier dato que se envío al stream de recepción será dado por recibido y descartado. </text:span><text:span text:style-name="T22">Si se intenta leer el stream retornará fin del stream.</text:span></text:p>
        </text:list-item>
        <text:list-item>
          <text:p text:style-name="P22"><text:span text:style-name="T11">Void shutdownOutput():</text:span><text:span text:style-name="T15"> </text:span><text:span text:style-name="T21">Deshabilita el stream de envio enviando los datos pendientes de envío para seguidamente termina la conexión.</text:span></text:p>
        </text:list-item>
        <text:list-item>
          <text:p text:style-name="P21"><text:span text:style-name="T11">Set&lt;SocketOption&lt;?&gt;&gt; supportedOptions(): </text:span><text:span text:style-name="T35">Devuelve un conjunto de opciones soportadas por el socket.</text:span></text:p>
        </text:list-item>
      </text:list>
      <text:p text:style-name="P34"><text:span text:style-name="T15"/></text:p>
      <text:h text:style-name="P15" text:outline-level="2" text:is-list-header="true"><text:bookmark-start text:name="__RefHeading___Toc611_4230470922 Copy 1"/><text:span text:style-name="T15">A.</text:span><text:span text:style-name="T24">3</text:span><text:span text:style-name="T15"> </text:span><text:span text:style-name="T24">Server</text:span><text:span text:style-name="T23">Socket</text:span><text:bookmark-end text:name="__RefHeading___Toc611_4230470922 Copy 1"/></text:h>
      <text:p text:style-name="P26">Información obtenida de:</text:p>
      <text:p text:style-name="P26"><text:a xlink:type="simple" xlink:href="https://docs.oracle.com/en/java/javase/21/docs/api/java.base/java/net/Socket.html" text:style-name="Internet_20_link" text:visited-style-name="Visited_20_Internet_20_Link">https://docs.oracle.com/en/java/javase/21/docs/api/java.base/java/net/Socket.html</text:a></text:p>
      <text:p text:style-name="P26"><text:span text:style-name="T57">I</text:span><text:span text:style-name="T50">mplementa </text:span><text:span text:style-name="T57">un socket de servidor. El socket espera a peticiones y puede retornar datos a quien hace la petición. </text:span><text:span text:style-name="T58">Cuando un </text:span><text:span text:style-name="T44">ServerSocket</text:span><text:span text:style-name="T25">, acepta una conexión se crea un socket para esa conexión y el </text:span><text:span text:style-name="T44">ServerSocket</text:span><text:span text:style-name="T25"> queda libre para aceptar mas conexiones creandose un socket extra para cada una de ellas.</text:span></text:p>
      <text:p text:style-name="P31">Tiene las siguientes opciones que se pueden establecer y obtener con las funciones <text:span text:style-name="T41">setOption</text:span><text:span text:style-name="T8"> </text:span><text:span text:style-name="T28">y</text:span><text:span text:style-name="T46"> getOption</text:span>:</text:p>
      <text:list xml:id="list150315765235730" text:continue-list="list4054064446" text:style-name="L10">
        <text:list-item>
          <text:p text:style-name="P30"><text:span text:style-name="T23">SO_RCVBUF: Tamaño del buffer de recepción.</text:span></text:p>
        </text:list-item>
        <text:list-item>
          <text:p text:style-name="P35"><text:span text:style-name="T23">S</text:span><text:span text:style-name="T13">O_REUSEADDR: Reutilizar la dirección.</text:span></text:p>
        </text:list-item>
      </text:list>
      <text:h text:style-name="Heading_20_3" text:outline-level="3" text:is-list-header="true">Constructores</text:h>
      <text:list text:style-name="L12">
        <text:list-item>
          <text:p text:style-name="P36"><text:span text:style-name="T3">ServerSocket(): </text:span>Crea <text:span text:style-name="T57">un </text:span>server socket <text:span text:style-name="T57">sin asociar</text:span>.</text:p>
        </text:list-item>
        <text:list-item>
          <text:p text:style-name="P36"><text:span text:style-name="T3"><text:s/>ServerSocket(int port): </text:span>Crea <text:span text:style-name="T57">un</text:span> server socket <text:span text:style-name="T57">asociado al puerto específico.</text:span></text:p>
        </text:list-item>
        <text:list-item>
          <text:p text:style-name="P36"><text:span text:style-name="T3">ServerSocket(int port, int backlog): </text:span>Crea <text:span text:style-name="T57">un</text:span> server socket <text:span text:style-name="T57">y lo asocia al puerto específico y el backlog específico. </text:span><text:span text:style-name="T58">El backlog es la longitud máxima que puede tener la cola de conexiones pendientes.</text:span><text:span text:style-name="T57"> </text:span></text:p>
        </text:list-item>
        <text:list-item>
          <text:p text:style-name="P36"><text:span text:style-name="T3">ServerSocket(int port, int backlog, InetAddress bindAddr):</text:span> Crea <text:span text:style-name="T58">un server socket con un puerto, backlog especificos asociados a una dirección IP local.</text:span></text:p>
        </text:list-item>
        <text:list-item>
          <text:p text:style-name="P36"><text:soft-page-break/><text:span text:style-name="T3">Protected ServerSocket(SocketImpl impl):</text:span> Create <text:span text:style-name="T58">un</text:span> server socket with <text:span text:style-name="T58">un </text:span>SocketImpl <text:span text:style-name="T58">especificado por el usuario</text:span>.</text:p>
        </text:list-item>
      </text:list>
      <text:h text:style-name="P17" text:outline-level="3" text:is-list-header="true"><text:bookmark-start text:name="__RefHeading___Toc811_391211046 Copy 1"/>Métodos estáticos<text:bookmark-end text:name="__RefHeading___Toc811_391211046 Copy 1"/></text:h>
      <text:p text:style-name="P12"/>
      <text:list xml:id="list150314649176412" text:continue-list="list150316149278084" text:style-name="L2">
        <text:list-item>
          <text:p text:style-name="P24"><text:span text:style-name="T9">setSocketImplFactory(SocketImplFactory fac): </text:span><text:span text:style-name="T14">Depreca</text:span><text:span text:style-name="T16">do. </text:span><text:span text:style-name="T14">Us</text:span><text:span text:style-name="T16">a</text:span><text:span text:style-name="T14"> </text:span><text:span text:style-name="T16">un</text:span><text:span text:style-name="T14"> SocketFactory </text:span><text:span text:style-name="T16">espeficado por el usuario</text:span><text:span text:style-name="T14">.</text:span></text:p>
        </text:list-item>
      </text:list>
      <text:h text:style-name="Heading_20_3" text:outline-level="3" text:is-list-header="true"><text:span text:style-name="T14">M</text:span><text:span text:style-name="T13">étodos de instancia</text:span></text:h>
      <text:list xml:id="list3135713764" text:style-name="L13">
        <text:list-item>
          <text:p text:style-name="P37">Socket accept(): Listens for a connection to be made to this socket and accepts it.</text:p>
        </text:list-item>
        <text:list-item>
          <text:p text:style-name="P37">void bind(SocketAddress endpoint): Binds the ServerSocket to a specific address (IP address and port number).</text:p>
        </text:list-item>
        <text:list-item>
          <text:p text:style-name="P37">Void bind(SocketAddress endpoint, int backlog): Binds the ServerSocket to a specific address (IP address and port number).</text:p>
        </text:list-item>
        <text:list-item>
          <text:p text:style-name="P37">Void close(): Closes this socket.</text:p>
        </text:list-item>
        <text:list-item>
          <text:p text:style-name="P37">ServerSocketChannel getChannel(): Returns the unique ServerSocketChannel object associated with this socket, if any.</text:p>
        </text:list-item>
        <text:list-item>
          <text:p text:style-name="P37">InetAddress getInetAddress(): Returns the local address of this server socket.</text:p>
        </text:list-item>
        <text:list-item>
          <text:p text:style-name="P37">Int getLocalPort(): Returns the port number on which this socket is listening.</text:p>
        </text:list-item>
        <text:list-item>
          <text:p text:style-name="P37">SocketAddress getLocalSocketAddress(): Returns the address of the endpoint this socket is bound to.</text:p>
        </text:list-item>
        <text:list-item>
          <text:p text:style-name="P37">&lt;T&gt; T getOption(SocketOption&lt;T&gt; name): Returns the value of a socket option.</text:p>
        </text:list-item>
        <text:list-item>
          <text:p text:style-name="P37">Int getReceiveBufferSize(): Gets the value of the SO_RCVBUF option for this ServerSocket, that is the proposed buffer size that will be used for Sockets accepted from this ServerSocket.</text:p>
        </text:list-item>
        <text:list-item>
          <text:p text:style-name="P37">Boolean getReuseAddress(): Tests if SO_REUSEADDR is enabled.</text:p>
        </text:list-item>
        <text:list-item>
          <text:p text:style-name="P37">Int getSoTimeout(): Retrieve setting for SO_TIMEOUT. 0 returns implies that the option is disabled (i.e., timeout of infinity).</text:p>
        </text:list-item>
        <text:list-item>
          <text:p text:style-name="P37">protected final void implAccept(Socket s): Subclasses of ServerSocket use this method to override accept() to return their own subclass of socket.</text:p>
        </text:list-item>
        <text:list-item>
          <text:p text:style-name="P37">Boolean isBound(): Returns the binding state of the ServerSocket.</text:p>
        </text:list-item>
        <text:list-item>
          <text:p text:style-name="P37">Boolean isClosed(): Returns the closed state of the ServerSocket.</text:p>
        </text:list-item>
        <text:list-item>
          <text:p text:style-name="P37">&lt;T&gt; ServerSocket setOption(SocketOption&lt;T&gt; name, T value): Sets the value of a socket option.</text:p>
        </text:list-item>
        <text:list-item>
          <text:p text:style-name="P38">Void setPerformancePreferences(int connectionTime, int latency, int bandwidth): Sets performance preferences for this ServerSocket.</text:p>
        </text:list-item>
        <text:list-item>
          <text:p text:style-name="P37"><text:soft-page-break/>Void setReceiveBufferSize(int size): Sets a default proposed value for the SO_RCVBUF option for sockets accepted from this ServerSocket.</text:p>
        </text:list-item>
        <text:list-item>
          <text:p text:style-name="P37">Void setReuseAddress(boolean on): Enable/disable the SO_REUSEADDR socket option.</text:p>
        </text:list-item>
        <text:list-item>
          <text:p text:style-name="P37">Void setSoTimeout(int timeout): Enable/disable SO_TIMEOUT with the specified timeout, in milliseconds.</text:p>
        </text:list-item>
        <text:list-item>
          <text:p text:style-name="P37">Set&lt;SocketOption&lt;?&gt;&gt; supportedOptions(): Returns a set of the socket options supported by this server socket.</text:p>
        </text:list-item>
      </text:list>
      <text:p text:style-name="P39"/>
      <text:h text:style-name="P16" text:outline-level="2" text:is-list-header="true"><text:bookmark-start text:name="__RefHeading___Toc611_4230470922 Copy 1 Copy 1"/><text:span text:style-name="T15">A.</text:span><text:span text:style-name="T26">4</text:span><text:span text:style-name="T15"> </text:span><text:span text:style-name="T26">InputStream</text:span><text:bookmark-end text:name="__RefHeading___Toc611_4230470922 Copy 1 Copy 1"/></text:h>
      <text:p text:style-name="P27">Información obtenida de:</text:p>
      <text:p text:style-name="P27"><text:a xlink:type="simple" xlink:href="https://docs.oracle.com/en/java/javase/21/docs/api/java.base/java/io/InputStream.html" text:style-name="Internet_20_link" text:visited-style-name="Visited_20_Internet_20_Link">https://docs.oracle.com/en/java/javase/21/docs/api/java.base/java/io/InputStream.html</text:a></text:p>
      <text:p text:style-name="P27"><text:span text:style-name="T59">Clase abstracta superclase de todas las implementaciones de input stream</text:span><text:span text:style-name="T24">. </text:span><text:span text:style-name="T26">Será un flujo de bytes que pueden ser leidos.</text:span></text:p>
      <text:h text:style-name="P18" text:outline-level="3" text:is-list-header="true">Constructor</text:h>
      <text:list text:style-name="L14">
        <text:list-item>
          <text:p text:style-name="P40">InputStream(): Constructor for subclasses to call.</text:p>
        </text:list-item>
      </text:list>
      <text:h text:style-name="Heading_20_3" text:outline-level="3" text:is-list-header="true">Métodos estáticos</text:h>
      <text:list text:style-name="L15">
        <text:list-item>
          <text:p text:style-name="P41">InputStream nullInputStream(): Returns a new InputStream that reads no bytes.</text:p>
        </text:list-item>
      </text:list>
      <text:h text:style-name="Heading_20_3" text:outline-level="3" text:is-list-header="true">Métodos de instancia</text:h>
      <text:list text:style-name="L16">
        <text:list-item>
          <text:p text:style-name="P42">Int available(): Returns an estimate of the number of bytes that can be read (or skipped over) from this input stream without blocking, which may be 0, or 0 when end of stream is detected.</text:p>
        </text:list-item>
        <text:list-item>
          <text:p text:style-name="P42">Void close(): Closes this input stream and releases any system resources associated with the stream.</text:p>
        </text:list-item>
        <text:list-item>
          <text:p text:style-name="P42">Void mark(int readlimit): Marks the current position in this input stream.</text:p>
        </text:list-item>
        <text:list-item>
          <text:p text:style-name="P42">Boolean markSupported(): Tests if this input stream supports the mark and reset methods.</text:p>
        </text:list-item>
        <text:list-item>
          <text:p text:style-name="P42">abstract int read(): Reads the next byte of data from the input stream.</text:p>
        </text:list-item>
        <text:list-item>
          <text:p text:style-name="P42">Int read(byte[] b): Reads some number of bytes from the input stream and stores them into the buffer array b.</text:p>
        </text:list-item>
        <text:list-item>
          <text:p text:style-name="P42">int read(byte[] b, int off, int len): Reads up to len bytes of data from the input stream into an array of bytes.</text:p>
        </text:list-item>
        <text:list-item>
          <text:p text:style-name="P42">Byte[] readAllBytes(): Reads all remaining bytes from the input stream.</text:p>
        </text:list-item>
        <text:list-item>
          <text:p text:style-name="P42"><text:soft-page-break/>Int readNBytes(byte[] b, int off, int len): Reads the requested number of bytes from the input stream into the given byte array.</text:p>
        </text:list-item>
        <text:list-item>
          <text:p text:style-name="P42">Byte[] readNBytes(int len): Reads up to a specified number of bytes from the input stream.</text:p>
        </text:list-item>
        <text:list-item>
          <text:p text:style-name="P42">Void reset(): Repositions this stream to the position at the time the mark method was last called on this input stream.</text:p>
        </text:list-item>
        <text:list-item>
          <text:p text:style-name="P42">Long skip(long n): Skips over and discards n bytes of data from this input stream.</text:p>
        </text:list-item>
        <text:list-item>
          <text:p text:style-name="P42">Void skipNBytes(long n): Skips over and discards exactly n bytes of data from this input stream.</text:p>
        </text:list-item>
        <text:list-item>
          <text:p text:style-name="P42">Long transferTo(OutputStream out): Reads all bytes from this input stream and writes the bytes to the given output stream in the order that they are read.</text:p>
        </text:list-item>
      </text:list>
      <text:h text:style-name="Heading_20_3" text:outline-level="3" text:is-list-header="true">A.4.1 BufferedInputStream</text:h>
      <text:p text:style-name="Text_20_body">Información obtenida de:</text:p>
      <text:p text:style-name="Text_20_body"><text:a xlink:type="simple" xlink:href="https://docs.oracle.com/en/java/javase/21/docs/api/java.base/java/io/BufferedInputStream.html" text:style-name="Internet_20_link" text:visited-style-name="Visited_20_Internet_20_Link">https://docs.oracle.com/en/java/javase/21/docs/api/java.base/java/io/BufferedInputStream.html</text:a></text:p>
      <text:p text:style-name="Text_20_body"><text:span text:style-name="T59">Wrapper de InputStream que agrega la habilidad </text:span><text:span text:style-name="T60">de almacenar en un buffer la entrada de datos y dar soporte a las acciones </text:span><text:span text:style-name="T45">mark</text:span><text:span text:style-name="T60"> </text:span><text:span text:style-name="T45"><text:s/></text:span><text:span text:style-name="T27">y </text:span><text:span text:style-name="T45">reset </text:span><text:span text:style-name="T27">(opciones que permitirán marcar puntos desde los que releer los datos).</text:span></text:p>
      <text:h text:style-name="Heading_20_4" text:outline-level="4" text:is-list-header="true">Atributos</text:h>
      <text:list text:style-name="L17">
        <text:list-item>
          <text:p text:style-name="P43">protected byte[] buf: The internal buffer array where the data is stored.</text:p>
        </text:list-item>
        <text:list-item>
          <text:p text:style-name="P43">protected int count: The index one greater than the index of the last valid byte in the buffer.</text:p>
        </text:list-item>
        <text:list-item>
          <text:p text:style-name="P43">protected int marklimit: The maximum read ahead allowed after a call to the mark method before subsequent calls to the reset method fail.</text:p>
        </text:list-item>
        <text:list-item>
          <text:p text:style-name="P43">protected int markpos: The value of the pos field at the time the last mark method was called.</text:p>
        </text:list-item>
        <text:list-item>
          <text:p text:style-name="P43">protected int pos: The current position in the buffer.</text:p>
        </text:list-item>
      </text:list>
      <text:h text:style-name="Heading_20_4" text:outline-level="4" text:is-list-header="true">Constructores</text:h>
      <text:list text:style-name="L18">
        <text:list-item>
          <text:p text:style-name="P44">BufferedInputStream(InputStream in): Creates a BufferedInputStream and saves its argument, the input stream in, for later use.</text:p>
        </text:list-item>
        <text:list-item>
          <text:p text:style-name="P44">BufferedInputStream(InputStream in, int size): Creates a BufferedInputStream with the specified buffer size, and saves its argument, the input stream in, for later use.</text:p>
        </text:list-item>
      </text:list>
      <text:h text:style-name="Heading_20_4" text:outline-level="4" text:is-list-header="true">Métodos de instancia</text:h>
      <text:list text:style-name="L19">
        <text:list-item>
          <text:p text:style-name="P45">Int available(): Returns an estimate of the number of bytes that can be read (or skipped over) from this input stream without blocking by the next invocation of a method for this input stream.</text:p>
        </text:list-item>
        <text:list-item>
          <text:p text:style-name="P45"><text:soft-page-break/>Void close(): Closes this input stream and releases any system resources associated with the stream.</text:p>
        </text:list-item>
        <text:list-item>
          <text:p text:style-name="P45">Void mark(int readlimit): See the general contract of the mark method of InputStream.</text:p>
        </text:list-item>
        <text:list-item>
          <text:p text:style-name="P45">Boolean markSupported(): Tests if this input stream supports the mark and reset methods.</text:p>
        </text:list-item>
        <text:list-item>
          <text:p text:style-name="P45">Int read(): See the general contract of the read method of InputStream.</text:p>
        </text:list-item>
        <text:list-item>
          <text:p text:style-name="P45">Int read(byte[] b, int off, int len): Reads bytes from this byte-input stream into the specified byte array, starting at the given offset.</text:p>
        </text:list-item>
        <text:list-item>
          <text:p text:style-name="P45">Void reset(): See the general contract of the reset method of InputStream.</text:p>
        </text:list-item>
        <text:list-item>
          <text:p text:style-name="P45">Long skip(long n): See the general contract of the skip method of InputStream.</text:p>
        </text:list-item>
      </text:list>
      <text:p text:style-name="Text_20_body"/>
      <text:h text:style-name="P19" text:outline-level="3" text:is-list-header="true">A.4.<text:span text:style-name="T60">2</text:span> BufferedInputStream</text:h>
      <text:p text:style-name="P46">Información obtenida de:</text:p>
      <text:p text:style-name="P46"><text:a xlink:type="simple" xlink:href="https://docs.oracle.com/en/java/javase/21/docs/api/java.base/java/io/BufferedInputStream.html" text:style-name="Internet_20_link" text:visited-style-name="Visited_20_Internet_20_Link">https://docs.oracle.com/en/java/javase/21/docs/api/java.base/java/io/BufferedInputStream.html</text:a></text:p>
      <text:p text:style-name="P46"><text:span text:style-name="T59">Wrapper de InputStream que agrega la habilidad </text:span><text:span text:style-name="T60">de almacenar en un buffer la entrada de datos y dar soporte a las acciones </text:span><text:span text:style-name="T45">mark</text:span><text:span text:style-name="T60"> </text:span><text:span text:style-name="T45"><text:s/></text:span><text:span text:style-name="T27">y </text:span><text:span text:style-name="T45">reset </text:span><text:span text:style-name="T27">(opciones que permitirán marcar puntos desde los que releer los datos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block-font-family" svg:font-family="'var block-font-family'"/>
    <style:font-face style:name="var code-font-family" svg:font-family="'var 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_20_no_20_sumario" style:display-name="Destacado no sumario" style:family="paragraph" style:parent-style-name="Standard">
      <style:text-properties style:font-name="Liberation Sans" fo:font-family="'Liberation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8080"/>
      <style:paragraph-properties fo:margin-top="0cm" fo:margin-bottom="0cm" style:contextual-spacing="false" style:page-number="auto" fo:background-color="#008080" fo:padding="0.499cm" fo:border="none"/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7</text:page-number><text:s/><text:span text:style-name="MT2">de</text:span><text:span text:style-name="MT1">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4-02-02T15:03:14.149000000</dc:date>
    <meta:editing-duration>PT10H34M33S</meta:editing-duration>
    <meta:editing-cycles>79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0" meta:object-count="0" meta:page-count="10" meta:paragraph-count="171" meta:word-count="2048" meta:character-count="13979" meta:non-whitespace-character-count="12210"/>
  </office:meta>
</office:document-meta>
</file>